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26cm" draw:stroke-linejoin="miter" draw:fill="solid" draw:fill-color="#ffffff"/>
    </style:style>
    <style:style style:name="P1" style:family="paragraph">
      <loext:graphic-properties draw:fill="solid" draw:fill-color="#ffffff"/>
    </style:style>
  </office:automatic-styles>
  <office:body>
    <office:drawing>
      <draw:page draw:name="page1" draw:style-name="dp1" draw:master-page-name="Default">
        <draw:path draw:style-name="gr1" draw:text-style-name="P1" draw:layer="layout" svg:width="25.722cm" svg:height="25.722cm" svg:x="0.263cm" svg:y="0.263cm" svg:viewBox="0 0 25723 25723" svg:d="M24012 0h-22298c-945 0-1714 769-1714 1714v22295c0 948 769 1714 1714 1714h22295c948 0 1714-769 1714-1714v-22295c3-945-766-1714-1711-1714zM19722 18867h-13718c-473 0-859-384-859-859s383-858 859-858h13721c473 0 858 383 858 858s-385 859-861 859zM19722 13721h-13718c-473 0-859-383-859-858s383-858 859-858h13721c473 0 858 383 858 858s-385 858-861 858zM19722 8576h-13718c-473 0-859-383-859-858s383-859 859-859h13721c473 0 858 384 858 859s-385 858-861 858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25cm" fo:page-height="37.1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3-27T21:56:48.846724118</dc:date>
    <meta:editing-duration>PT18S</meta:editing-duration>
    <meta:editing-cycles>1</meta:editing-cycles>
    <meta:document-statistic meta:object-count="1"/>
    <meta:generator>LibreOffice/5.3.1.2$Linux_X86_64 LibreOffice_project/30m0$Build-2</meta:generator>
  </office:meta>
</office:document-meta>
</file>